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text-properties fo:font-style="normal" style:font-style-asian="normal" style:font-style-complex="normal"/>
    </style:style>
    <style:style style:name="P8" style:family="paragraph" style:parent-style-name="Hanging_20_indent">
      <style:text-properties fo:font-style="normal" fo:font-weight="normal" style:font-style-asian="normal" style:font-weight-asian="normal" style:font-style-complex="normal" style:font-weight-complex="normal"/>
    </style:style>
    <style:style style:name="P9"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10"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1"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2"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4"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6"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7"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8" style:family="paragraph" style:parent-style-name="Standard" style:list-style-name="L1">
      <style:text-properties fo:font-weight="normal" style:font-weight-asian="normal" style:font-weight-complex="normal"/>
    </style:style>
    <style:style style:name="P19" style:family="paragraph" style:parent-style-name="Hanging_20_indent" style:list-style-name="L2"/>
    <style:style style:name="P20" style:family="paragraph" style:parent-style-name="Hanging_20_indent" style:list-style-name="L2">
      <style:text-properties fo:font-style="normal" style:font-style-asian="normal" style:font-style-complex="normal"/>
    </style:style>
    <style:style style:name="P21" style:family="paragraph" style:parent-style-name="Hanging_20_indent">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style:font-name="Courier 10 Pitch"/>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987814281" text:style-name="L1">
        <text:list-item>
          <text:p text:style-name="P18">Read xml file as a string into a variable</text:p>
        </text:list-item>
        <text:list-item>
          <text:p text:style-name="P18">Use xmlminidom to process the string into “node”s</text:p>
        </text:list-item>
        <text:list-item>
          <text:p text:style-name="P18">Iterate through all board nodes for each of these generate HTML</text:p>
          <text:list>
            <text:list-item>
              <text:p text:style-name="P18">Make boards with travelers</text:p>
            </text:list-item>
            <text:list-item>
              <text:p text:style-name="P18">Make boards without travelers</text:p>
            </text:list-item>
            <text:list-item>
              <text:p text:style-name="P18">Make personal score card</text:p>
            </text:list-item>
            <text:list-item>
              <text:p text:style-name="P18">Make rankings</text:p>
            </text:list-item>
          </text:list>
        </text:list-item>
        <text:list-item>
          <text:p text:style-name="P18">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text:s text:c="2"/>xml-serizlize-nodes (xmlnodes) → Returns a string containing xml nodes that represents the node list, xmlnodes.</text:p>
      <text:p text:style-name="P3"><text:s text:c="2"/>xml-serizlize-dom (xmlnode) → Returns a string containing an xml document that represents the dom passed in through xmlnode.</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P3">xml-getdeepnodes (node nodename) → returns descendants of node with type nodename, searching recursively using DFS with node as root.</text:p>
      <text:p text:style-name="Hanging_20_indent"><text:tab/>Assuming (xml-isnode node) is true, xml-getdeepnodes will return:</text:p>
      <text:list xml:id="list785402177" text:style-name="L2">
        <text:list-item>
          <text:p text:style-name="P19">something of type xml-isnodelist</text:p>
        </text:list-item>
        <text:list-item>
          <text:p text:style-name="P19">every node with name nodename.</text:p>
        </text:list-item>
      </text:list>
      <text:p text:style-name="P3">xml-getnode (node nodename) → returns first child node with type nodename</text:p>
      <text:p text:style-name="P3">xml-getdeepnode (node nodename) → returns first child node with type nodename searching <text:soft-page-break/>recursively using DFS with node as root.</text:p>
      <text:p text:style-name="Hanging_20_indent"><text:tab/>Assuming (xml-isnode node) is true, xml-getdeepnode will return:</text:p>
      <text:list xml:id="list1949905645" text:continue-numbering="true" text:style-name="L2">
        <text:list-item>
          <text:p text:style-name="P19">something of type xml-isnode</text:p>
        </text:list-item>
        <text:list-item>
          <text:p text:style-name="P20">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P3">xml-bfsfindnodes (nodes nodename) → returns a list of children nodes of type nodename using BFS search that are at the shallowest depth.</text:p>
      <text:p text:style-name="P3">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9"/>
      <text:p text:style-name="P10">board:</text:p>
      <text:p text:style-name="P3">serializedresults (xmlnodes) → returns a string consisting of the concatenation of results table rows from each “Result” node</text:p>
      <text:p text:style-name="P3">getseparateresults (xmlnodes boardnum ns1 ew1) → grabs the results for one board separately from the board information without html serialization where xmlnodes is the list of results for a board, boardnum is the boardnum, <text:s/>ns1 and ew1 are the initial lists. It returns a structure like:<text:line-break/>(mv ns ew)<text:line-break/>where<text:line-break/> ns = (list<text:line-break/> <text:s text:c="7"/>(cons (mv pairns section)<text:line-break/> <text:s text:c="13"/>(list<text:line-break/> <text:s text:c="15"/>(mv boardnum pairew totalscore pointsns))<text:line-break/> <text:s text:c="15"/>…)<text:line-break/> <text:s text:c="7"/>…)<text:line-break/> ew = (list<text:line-break/> <text:s text:c="7"/>(cons (mv pairew section)<text:line-break/> <text:s text:c="13"/>(list<text:line-break/> <text:s text:c="15"/>(mv boardnum pairns totalscore pointsns))<text:line-break/> <text:s text:c="15"/>…)<text:line-break/> <text:s text:c="7"/>…)</text:p>
      <text:p text:style-name="P3"/>
      <text:p text:style-name="P3"><text:soft-page-break/>getallseparateresults (boardnodes) → converts boardnodes, a list of Board nodes, to a sequence like:<text:line-break/>(mv ns ew)<text:line-break/>where<text:line-break/> ns = (list<text:line-break/> <text:s text:c="7"/>(cons (mv pairns section)<text:line-break/> <text:s text:c="13"/>(list<text:line-break/> <text:s text:c="15"/>(mv boardnum pairew totalscore pointsns))<text:line-break/> <text:s text:c="15"/>…)<text:line-break/> <text:s text:c="7"/>…)<text:line-break/> ew = (list<text:line-break/> <text:s text:c="7"/>(cons (mv pairew section)<text:line-break/> <text:s text:c="13"/>(list<text:line-break/> <text:s text:c="15"/>(mv boardnum pairns totalscore pointsns))<text:line-break/> <text:s text:c="15"/>…)<text:line-break/> <text:s text:c="7"/>…)</text:p>
      <text:p text:style-name="P3">serializedboards (xmlnodes) → returns appended “board” class divs with their “results” tables from the xmlnode “Board” and “results” formatted to be rendered with the deal and results as required by description.</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text:span text:style-name="T1">For... <text:line-break/>&lt;Suit symbol="S"&gt;832&lt;/Suit&gt; <text:line-break/>&lt;Suit symbol="H"&gt;QT42&lt;/Suit&gt; <text:line-break/>&lt;Suit symbol="D"&gt;A865&lt;/Suit&gt; <text:line-break/>&lt;Suit symbol="C"&gt;A9&lt;/Suit&gt; </text:span></text:p>
      <text:p text:style-name="P7"><text:line-break/>You will get something like... <text:line-break/>&amp;spades;832&lt;br/&gt; <text:line-break/>&amp;hearts;QT42&lt;br/&gt; <text:line-break/>&amp;diams;A865&lt;br/&gt; <text:line-break/>&amp;clubs;A9&lt;br/&gt; </text:p>
      <text:p text:style-name="P11">psc:</text:p>
      <text:p text:style-name="P4">getpsc (xmlnodes) → Given xmlnodes, this returns a string HTML table for each PSC<text:line-break/><text:span text:style-name="T1">Notes: Recurses for every pairid, parsing out each pair's score card</text:span></text:p>
      <text:p text:style-name="P4">getnameforid (pairid data) → The string pairid needs to define the direction (E-W). section (A, B), and Number (1,2,3) returns string list (list NameOfPerson1 NameOfPerson2)<text:line-break/><text:span text:style-name="T1">Notes: Pulls a pair's names from the nodes data</text:span></text:p>
      <text:p text:style-name="P4"><text:soft-page-break/><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text:span text:style-name="T1">Notes: Iterates over the list returned from getseperateresults to pull one pair's board results </text:span></text:p>
      <text:p text:style-name="P5"><text:s/></text:p>
      <text:p text:style-name="P11">rankings:</text:p>
      <text:p text:style-name="P4">getrankings (rankingnodes) → Given list of ranking nodes, returns a string HTML will be some header information then a table for each Section/Direction pair<text:line-break/>Columns: Pair No. (section, pair ID, and direction, e.g., “A1 N-S”); Players; Strat; an Overall Rank mv for Strats A, B; and C, Section Rank mv for Strats A, B, and C; Matchpoint Score; Percentage Score; Masterpoint Award<text:line-break/><text:span text:style-name="T1">Notes: Parses out the rankings data into html tables</text:span></text:p>
      <text:p text:style-name="P4">getcontestants (section dir id rankingnodes) → Given strings section (e.g., A), dir (e.g., E-W), and id (e.g., 1, 2, etc.; the contestant ID for that section),and ranking nodes, returns a list of strings, one string value for each of the following:<text:line-break/>Players; Strat; an Overall Rank mv for Strats A, B; and C, Section Rank mv for Strats A, B, and C; Matchpoint Score; Percentage Score; Masterpoint Award<text:line-break/><text:span text:style-name="T1">Notes: Pulls a single pair's results out of the rankings data</text:span></text:p>
      <text:p text:style-name="P4"/>
      <text:p text:style-name="P4"/>
      <text:p text:style-name="P10">io:</text:p>
      <text:p text:style-name="P4">main(bridgeXML state)→Given a duplicate bridge XML file, extracts appropriate information to creates four HTML pages that link together: boards, boards with travelers, rankings, and personal score card webpages. </text:p>
      <text:p text:style-name="P4">boards-no-trav(bridgeXML state)→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state)→ Given a duplicate bridge XML file, gets the same information as boards-no-trav as well as the travelers information for each board, which includes the total score and matchpoints for all pairs at that board.</text:p>
      <text:p text:style-name="P8"><text:tab/>Creates HTML page with this information with the board information and travelers information in separate tables.</text:p>
      <text:p text:style-name="P4">rankings(bridgeXML state)→ Given a duplicate bridge XML file, creates a rankings table in an HTML file including each pairs ranking and various other stats such as matchpoint and percentage score.</text:p>
      <text:p text:style-name="P4">personal-score-cards(bridgeXML state)→Given a duplicate bridge XML file, creates an HTML file containing personal score cards for each pair, which includes information about each match they played an against whom.</text:p>
      <text:p text:style-name="P6"/>
      <text:p text:style-name="P13">PROBE Software Size Estimate:</text:p>
      <text:p text:style-name="P12"/>
      <text:p text:style-name="P15">Reused Functions<text:tab/><text:tab/>LOC </text:p>
      <text:p text:style-name="P14"/>
      <text:p text:style-name="P14">xml-gettext<text:tab/><text:tab/><text:tab/>9 </text:p>
      <text:p text:style-name="P14">xml-getattribute<text:tab/><text:tab/><text:tab/>8 </text:p>
      <text:p text:style-name="P14">xml-getnode<text:tab/><text:tab/><text:tab/>2 </text:p>
      <text:p text:style-name="P14">xml-getnodes<text:tab/><text:tab/><text:tab/>10 </text:p>
      <text:p text:style-name="P14">xml-readnode<text:tab/><text:tab/><text:tab/>5 </text:p>
      <text:p text:style-name="P14">xml-readnodes<text:tab/><text:tab/><text:tab/>53 </text:p>
      <text:p text:style-name="P14">xml-skipdontcares<text:tab/><text:tab/>20 </text:p>
      <text:p text:style-name="P14">xml-readnodeproperties<text:tab/><text:tab/>24 </text:p>
      <text:p text:style-name="P14">xml-unescape<text:tab/><text:tab/><text:tab/>27 </text:p>
      <text:p text:style-name="P14">splitoff-prefix-mv<text:tab/><text:tab/><text:tab/>3 </text:p>
      <text:p text:style-name="P14">split-at-delimiter-mv<text:tab/><text:tab/>3 </text:p>
      <text:p text:style-name="P14">span-mv<text:tab/><text:tab/><text:tab/><text:tab/>3 </text:p>
      <text:p text:style-name="P14">split-on-token-mv<text:tab/><text:tab/><text:tab/>3 </text:p>
      <text:p text:style-name="P14">serializeboards<text:tab/><text:tab/><text:tab/>32 </text:p>
      <text:p text:style-name="P14">getresults<text:tab/><text:tab/><text:tab/><text:tab/>35 </text:p>
      <text:p text:style-name="P14">serializehands<text:tab/><text:tab/><text:tab/>62 </text:p>
      <text:p text:style-name="P14">serializehandcards<text:tab/><text:tab/>32 </text:p>
      <text:p text:style-name="P14">suit-list?<text:tab/><text:tab/><text:tab/><text:tab/>8 </text:p>
      <text:p text:style-name="P14">suit?<text:tab/><text:tab/><text:tab/><text:tab/>38 </text:p>
      <text:p text:style-name="P14"/>
      <text:p text:style-name="P14">Total Reused LOC: <text:s/>377 </text:p>
      <text:p text:style-name="P15"/>
      <text:p text:style-name="P16"/>
      <text:p text:style-name="P17">Historical Data Table for PROBE </text:p>
      <text:p text:style-name="P14"/>
      <text:p text:style-name="P14"><text:tab/><text:tab/><text:tab/>Tiny(7%)<text:tab/>Small(24%)<text:tab/>Medium(38%)<text:tab/>Large(24%)<text:tab/>Huge(7%) </text:p>
      <text:p text:style-name="P14">Avg. LOC<text:tab/><text:tab/>1.69<text:tab/><text:tab/>3.82<text:tab/><text:tab/>7.34<text:tab/><text:tab/>16.31<text:tab/><text:tab/>41.71 </text:p>
      <text:p text:style-name="P14"/>
      <text:p text:style-name="P14"/>
      <text:p text:style-name="P14"/>
      <text:p text:style-name="P14">Predicted Functions<text:tab/><text:tab/>Predicted Size </text:p>
      <text:p text:style-name="P14"/>
      <text:p text:style-name="P14">xml-getdeepnodes<text:tab/><text:tab/>Medium </text:p>
      <text:p text:style-name="P14">serializeseparateresults<text:tab/><text:tab/>Large </text:p>
      <text:p text:style-name="P14">serializeresults<text:tab/><text:tab/><text:tab/>Huge </text:p>
      <text:p text:style-name="P14">getPSC<text:tab/><text:tab/><text:tab/><text:tab/>Large </text:p>
      <text:p text:style-name="P14">getnameforID<text:tab/><text:tab/><text:tab/>Medium </text:p>
      <text:p text:style-name="P14">getboardsforpair<text:tab/><text:tab/><text:tab/>Medium </text:p>
      <text:p text:style-name="P14">getrankings<text:tab/><text:tab/><text:tab/>Medium </text:p>
      <text:p text:style-name="P14">getcontestant<text:tab/><text:tab/><text:tab/>Medium </text:p>
      <text:p text:style-name="P14">boards-no-trav<text:tab/><text:tab/><text:tab/>Small </text:p>
      <text:p text:style-name="P14">boards-trav<text:tab/><text:tab/><text:tab/>Small </text:p>
      <text:p text:style-name="P14">rankings<text:tab/><text:tab/><text:tab/><text:tab/>Small </text:p>
      <text:p text:style-name="P14">personal-score-cards<text:tab/><text:tab/>Medium </text:p>
      <text:p text:style-name="P14">main<text:tab/><text:tab/><text:tab/><text:tab/>Large </text:p>
      <text:p text:style-name="P14"/>
      <text:p text:style-name="P14">Total Predicted LOC: <text:s/>146.14 </text:p>
      <text:p text:style-name="P14"/>
      <text:p text:style-name="P14"/>
      <text:p text:style-name="P14">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2-09T12:34:45</dc:date>
    <dc:creator>Edward Flick</dc:creator>
    <meta:editing-duration>PT34H23M05S</meta:editing-duration>
    <meta:editing-cycles>102</meta:editing-cycles>
    <meta:generator>OpenOffice.org/3.2$Linux OpenOffice.org_project/320m12$Build-9483</meta:generator>
    <meta:document-statistic meta:table-count="0" meta:image-count="0" meta:object-count="0" meta:page-count="6" meta:paragraph-count="108" meta:word-count="1296" meta:character-count="8824"/>
  </office:meta>
</office:document-meta>
</file>